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4.73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emplate-dunge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/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351c7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2012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b5b5b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-dungeon" table:style-name="ta1">
        <office:forms form:automatic-focus="false" form:apply-design-mode="false"/>
        <table:table-column table:style-name="co1" table:number-columns-repeated="6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55" table:default-cell-style-name="Default"/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2" office:value-type="string" calcext:value-type="string">
            <text:p>7th Cathedral</text:p>
          </table:table-cell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Raiders of the Lost Ankh</text:p>
          </table:table-cell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 table:number-columns-repeated="60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2" office:value-type="string" calcext:value-type="string">
            <text:p>Legend</text:p>
          </table:table-cell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3" office:value-type="string" calcext:value-type="string">
            <text:p>#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Notes</text:p>
          </table:table-cell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2a</text:p>
          </table:table-cell>
          <table:table-cell table:style-name="ce28" office:value-type="string" calcext:value-type="string">
            <text:p>Dungeon</text:p>
          </table:table-cell>
          <table:table-cell table:style-name="ce28" office:value-type="string" calcext:value-type="string">
            <text:p>It reeks down here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2b</text:p>
          </table:table-cell>
          <table:table-cell table:style-name="ce28" office:value-type="string" calcext:value-type="string">
            <text:p>Cell</text:p>
          </table:table-cell>
          <table:table-cell table:style-name="ce28" office:value-type="string" calcext:value-type="string">
            <text:p>It's cold and damp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2c</text:p>
          </table:table-cell>
          <table:table-cell table:style-name="ce28" office:value-type="string" calcext:value-type="string">
            <text:p>Dungeon Hall</text:p>
          </table:table-cell>
          <table:table-cell table:style-name="ce28" office:value-type="string" calcext:value-type="string">
            <text:p>Water drips down from above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q</text:p>
          </table:table-cell>
          <table:table-cell table:style-name="ce28" office:value-type="string" calcext:value-type="string">
            <text:p>Wooden Door</text:p>
          </table:table-cell>
          <table:table-cell table:style-name="ce28" office:value-type="string" calcext:value-type="string">
            <text:p>Unlocked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1a</text:p>
          </table:table-cell>
          <table:table-cell table:style-name="ce28" office:value-type="string" calcext:value-type="string">
            <text:p>Iron Bars</text:p>
          </table:table-cell>
          <table:table-cell table:style-name="ce28" office:value-type="string" calcext:value-type="string">
            <text:p>Locked</text:p>
          </table:table-cell>
          <table:table-cell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2d</text:p>
          </table:table-cell>
          <table:table-cell table:style-name="ce28" office:value-type="string" calcext:value-type="string">
            <text:p>Another Cell</text:p>
          </table:table-cell>
          <table:table-cell table:style-name="ce28" office:value-type="string" calcext:value-type="string">
            <text:p>There's a skeleton inside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d</text:p>
          </table:table-cell>
          <table:table-cell table:style-name="ce28" office:value-type="string" calcext:value-type="string">
            <text:p>Sewer Water</text:p>
          </table:table-cell>
          <table:table-cell table:style-name="ce28"/>
          <table:table-cell table:style-name="ce28" office:value-type="string" calcext:value-type="string">
            <text:p>Play the sound effect</text:p>
          </table:table-cell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3a</text:p>
          </table:table-cell>
          <table:table-cell table:style-name="ce28" office:value-type="string" calcext:value-type="string">
            <text:p>Walkway</text:p>
          </table:table-cell>
          <table:table-cell table:style-name="ce28" table:number-columns-repeated="2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o1</text:p>
          </table:table-cell>
          <table:table-cell table:style-name="ce28" office:value-type="string" calcext:value-type="string">
            <text:p>Bookshelf</text:p>
          </table:table-cell>
          <table:table-cell table:style-name="ce28" office:value-type="string" calcext:value-type="string">
            <text:p>Full of cheap romance novels</text:p>
          </table:table-cell>
          <table:table-cell table:style-name="ce28" office:value-type="string" calcext:value-type="string">
            <text:p>Add cheap romance item deck</text:p>
          </table:table-cell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0" office:value-type="string" calcext:value-type="string">
            <text:p>t1</text:p>
          </table:table-cell>
          <table:table-cell table:style-name="ce28" office:value-type="string" calcext:value-type="string">
            <text:p>Guard's Stool</text:p>
          </table:table-cell>
          <table:table-cell table:style-name="ce28" office:value-type="string" calcext:value-type="string">
            <text:p>The guard is nowhere to be seen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Main Door</text:p>
          </table:table-cell>
          <table:table-cell table:style-name="ce28" office:value-type="string" calcext:value-type="string">
            <text:p>Locked</text:p>
          </table:table-cell>
          <table:table-cell table:style-name="ce28"/>
          <table:table-cell table:style-name="ce4" table:number-columns-repeated="55"/>
        </table:table-row>
        <table:table-row table:style-name="ro1">
          <table:table-cell table:number-columns-repeated="38" table:style-name="ce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4"/>
          <table:table-cell table:style-name="ce24"/>
          <table:table-cell table:style-name="ce28" table:number-columns-repeated="3"/>
          <table:table-cell table:style-name="ce4" table:number-columns-repeated="55"/>
        </table:table-row>
        <table:table-row table:style-name="ro1">
          <table:table-cell table:number-columns-repeated="37" table:style-name="ce1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b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4"/>
          <table:table-cell table:style-name="ce24"/>
          <table:table-cell table:style-name="ce28" table:number-columns-repeated="2"/>
          <table:table-cell table:style-name="ce4" table:number-columns-repeated="56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4"/>
          <table:table-cell table:style-name="ce24"/>
          <table:table-cell table:style-name="ce28" table:number-columns-repeated="2"/>
          <table:table-cell table:style-name="ce4" table:number-columns-repeated="56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4"/>
          <table:table-cell table:style-name="ce28" table:number-columns-repeated="2"/>
          <table:table-cell table:style-name="ce4" table:number-columns-repeated="56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4"/>
          <table:table-cell table:style-name="ce28" table:number-columns-repeated="2"/>
          <table:table-cell table:style-name="ce4" table:number-columns-repeated="56"/>
        </table:table-row>
        <table:table-row table:style-name="ro1">
          <table:table-cell table:number-columns-repeated="2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a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5" table:style-name="ce1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2a</text:p>
          </table:table-cell>
          <table:table-cell table:number-columns-repeated="2" table:style-name="ce1" office:value-type="string" calcext:value-type="string">
            <text:p>o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</text:p>
          </table:table-cell>
          <table:table-cell table:number-columns-repeated="7" table:style-name="ce1" office:value-type="string" calcext:value-type="string">
            <text:p>2a</text:p>
          </table:table-cell>
          <table:table-cell table:number-columns-repeated="4" table:style-name="ce1" office:value-type="string" calcext:value-type="string">
            <text:p>2c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</text:p>
          </table:table-cell>
          <table:table-cell table:number-columns-repeated="7" table:style-name="ce1" office:value-type="string" calcext:value-type="string">
            <text:p>2a</text:p>
          </table:table-cell>
          <table:table-cell table:number-columns-repeated="4" table:style-name="ce1" office:value-type="string" calcext:value-type="string">
            <text:p>2c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5" table:style-name="ce1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2a</text:p>
          </table:table-cell>
          <table:table-cell table:style-name="ce1" office:value-type="string" calcext:value-type="string">
            <text:p>t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q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0" office:value-type="string" calcext:value-type="string">
            <text:p>3a</text:p>
          </table:table-cell>
          <table:table-cell table:number-columns-repeated="2" table:style-name="ce1" office:value-type="string" calcext:value-type="string">
            <text:p>d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b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,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b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"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2b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_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4"/>
          <table:table-cell table:style-name="ce25"/>
          <table:table-cell table:style-name="ce4" table:number-columns-repeated="58"/>
        </table:table-row>
        <table:table-row table:style-name="ro1">
          <table:table-cell table:number-columns-repeated="60" table:style-name="ce1" office:value-type="float" office:value="0" calcext:value-type="float">
            <text:p>0</text:p>
          </table:table-cell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 table:number-columns-repeated="60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5" table:formula="of:=bghex(ROW([.B62]);COLUMN([.B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a</text:p>
          </table:table-cell>
          <table:table-cell table:style-name="ce5" table:formula="of:=bghex(ROW([.F62]);COLUMN([.F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e</text:p>
          </table:table-cell>
          <table:table-cell table:style-name="ce5" table:formula="of:=bghex(ROW([.J62]);COLUMN([.J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7" office:value-type="string" calcext:value-type="string">
            <text:p>k</text:p>
          </table:table-cell>
          <table:table-cell table:style-name="ce5" table:formula="of:=bghex(ROW([.N62]);COLUMN([.N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1" office:value-type="string" calcext:value-type="string">
            <text:p>o</text:p>
          </table:table-cell>
          <table:table-cell table:style-name="ce5" table:formula="of:=bghex(ROW([.R62]);COLUMN([.R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u</text:p>
          </table:table-cell>
          <table:table-cell table:style-name="ce5" table:formula="of:=bghex(ROW([.V62]);COLUMN([.V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!</text:p>
          </table:table-cell>
          <table:table-cell table:style-name="ce5" table:formula="of:=bghex(ROW([.Z62]);COLUMN([.Z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3" office:value-type="string" calcext:value-type="string">
            <text:p>&amp;</text:p>
          </table:table-cell>
          <table:table-cell table:style-name="ce5" table:formula="of:=bghex(ROW([.AD62]);COLUMN([.AD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]</text:p>
          </table:table-cell>
          <table:table-cell table:style-name="ce19" table:formula="of:=bghex(ROW([.AH62]);COLUMN([.AH62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5" table:formula="of:=bghex(ROW([.B63]);COLUMN([.B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b</text:p>
          </table:table-cell>
          <table:table-cell table:style-name="ce5" table:formula="of:=bghex(ROW([.F63]);COLUMN([.F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f</text:p>
          </table:table-cell>
          <table:table-cell table:style-name="ce5" table:formula="of:=bghex(ROW([.J63]);COLUMN([.J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8" office:value-type="string" calcext:value-type="string">
            <text:p>l</text:p>
          </table:table-cell>
          <table:table-cell table:style-name="ce5" table:formula="of:=bghex(ROW([.N63]);COLUMN([.N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2" office:value-type="string" calcext:value-type="string">
            <text:p>p</text:p>
          </table:table-cell>
          <table:table-cell table:style-name="ce5" table:formula="of:=bghex(ROW([.R63]);COLUMN([.R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v</text:p>
          </table:table-cell>
          <table:table-cell table:style-name="ce5" table:formula="of:=bghex(ROW([.V63]);COLUMN([.V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@</text:p>
          </table:table-cell>
          <table:table-cell table:style-name="ce5" table:formula="of:=bghex(ROW([.Z63]);COLUMN([.Z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4" office:value-type="string" calcext:value-type="string">
            <text:p>*</text:p>
          </table:table-cell>
          <table:table-cell table:style-name="ce5" table:formula="of:=bghex(ROW([.AD63]);COLUMN([.AD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{</text:p>
          </table:table-cell>
          <table:table-cell table:style-name="ce19" table:formula="of:=bghex(ROW([.AH63]);COLUMN([.AH63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5" table:formula="of:=bghex(ROW([.B64]);COLUMN([.B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c</text:p>
          </table:table-cell>
          <table:table-cell table:style-name="ce5" table:formula="of:=bghex(ROW([.F64]);COLUMN([.F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g</text:p>
          </table:table-cell>
          <table:table-cell table:style-name="ce5" table:formula="of:=bghex(ROW([.J64]);COLUMN([.J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9" office:value-type="string" calcext:value-type="string">
            <text:p>m</text:p>
          </table:table-cell>
          <table:table-cell table:style-name="ce5" table:formula="of:=bghex(ROW([.N64]);COLUMN([.N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q</text:p>
          </table:table-cell>
          <table:table-cell table:style-name="ce5" table:formula="of:=bghex(ROW([.R64]);COLUMN([.R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w</text:p>
          </table:table-cell>
          <table:table-cell table:style-name="ce5" table:formula="of:=bghex(ROW([.V64]);COLUMN([.V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&lt;</text:p>
          </table:table-cell>
          <table:table-cell table:style-name="ce5" table:formula="of:=bghex(ROW([.Z64]);COLUMN([.Z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5" office:value-type="string" calcext:value-type="string">
            <text:p>(</text:p>
          </table:table-cell>
          <table:table-cell table:style-name="ce5" table:formula="of:=bghex(ROW([.AD64]);COLUMN([.AD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}</text:p>
          </table:table-cell>
          <table:table-cell table:style-name="ce19" table:formula="of:=bghex(ROW([.AH64]);COLUMN([.AH64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5" table:formula="of:=bghex(ROW([.B65]);COLUMN([.B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d</text:p>
          </table:table-cell>
          <table:table-cell table:style-name="ce5" table:formula="of:=bghex(ROW([.F65]);COLUMN([.F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h</text:p>
          </table:table-cell>
          <table:table-cell table:style-name="ce5" table:formula="of:=bghex(ROW([.J65]);COLUMN([.J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0" office:value-type="string" calcext:value-type="string">
            <text:p>n</text:p>
          </table:table-cell>
          <table:table-cell table:style-name="ce5" table:formula="of:=bghex(ROW([.N65]);COLUMN([.N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r</text:p>
          </table:table-cell>
          <table:table-cell table:style-name="ce5" table:formula="of:=bghex(ROW([.R65]);COLUMN([.R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x</text:p>
          </table:table-cell>
          <table:table-cell table:style-name="ce5" table:formula="of:=bghex(ROW([.V65]);COLUMN([.V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.</text:p>
          </table:table-cell>
          <table:table-cell table:style-name="ce5" table:formula="of:=bghex(ROW([.Z65]);COLUMN([.Z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6" office:value-type="string" calcext:value-type="string">
            <text:p>)</text:p>
          </table:table-cell>
          <table:table-cell table:style-name="ce5" table:formula="of:=bghex(ROW([.AD65]);COLUMN([.AD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,</text:p>
          </table:table-cell>
          <table:table-cell table:style-name="ce19" table:formula="of:=bghex(ROW([.AH65]);COLUMN([.AH65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5" table:formula="of:=bghex(ROW([.B66]);COLUMN([.B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4"/>
          <table:table-cell table:style-name="ce1" office:value-type="string" calcext:value-type="string">
            <text:p>i</text:p>
          </table:table-cell>
          <table:table-cell table:style-name="ce5" table:formula="of:=bghex(ROW([.J66]);COLUMN([.J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4"/>
          <table:table-cell table:style-name="ce1" office:value-type="string" calcext:value-type="string">
            <text:p>s</text:p>
          </table:table-cell>
          <table:table-cell table:style-name="ce5" table:formula="of:=bghex(ROW([.R66]);COLUMN([.R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y</text:p>
          </table:table-cell>
          <table:table-cell table:style-name="ce5" table:formula="of:=bghex(ROW([.V66]);COLUMN([.V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&gt;</text:p>
          </table:table-cell>
          <table:table-cell table:style-name="ce5" table:formula="of:=bghex(ROW([.Z66]);COLUMN([.Z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7" office:value-type="string" calcext:value-type="string">
            <text:p>-</text:p>
          </table:table-cell>
          <table:table-cell table:style-name="ce5" table:formula="of:=bghex(ROW([.AD66]);COLUMN([.AD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|</text:p>
          </table:table-cell>
          <table:table-cell table:style-name="ce19" table:formula="of:=bghex(ROW([.AH66]);COLUMN([.AH66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5" table:formula="of:=bghex(ROW([.B67]);COLUMN([.B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4"/>
          <table:table-cell table:style-name="ce1" office:value-type="string" calcext:value-type="string">
            <text:p>j</text:p>
          </table:table-cell>
          <table:table-cell table:style-name="ce5" table:formula="of:=bghex(ROW([.J67]);COLUMN([.J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5" table:formula="of:=bghex(ROW([.R67]);COLUMN([.R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z</text:p>
          </table:table-cell>
          <table:table-cell table:style-name="ce5" table:formula="of:=bghex(ROW([.V67]);COLUMN([.V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^</text:p>
          </table:table-cell>
          <table:table-cell table:style-name="ce5" table:formula="of:=bghex(ROW([.Z67]);COLUMN([.Z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8" office:value-type="string" calcext:value-type="string">
            <text:p>[</text:p>
          </table:table-cell>
          <table:table-cell table:style-name="ce5" table:formula="of:=bghex(ROW([.AD67]);COLUMN([.AD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1" office:value-type="string" calcext:value-type="string">
            <text:p>"</text:p>
          </table:table-cell>
          <table:table-cell table:style-name="ce19" table:formula="of:=bghex(ROW([.AH67]);COLUMN([.AH67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5" table:formula="of:=bghex(ROW([.B68]);COLUMN([.B68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8"/>
          <table:table-cell table:style-name="ce1" office:value-type="string" calcext:value-type="string">
            <text:p>_</text:p>
          </table:table-cell>
          <table:table-cell table:style-name="ce19" table:formula="of:=bghex(ROW([.AH68]);COLUMN([.AH68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23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5" table:formula="of:=bghex(ROW([.B69]);COLUMN([.B69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55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5" table:formula="of:=bghex(ROW([.B70]);COLUMN([.B70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55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5" table:formula="of:=bghex(ROW([.B71]);COLUMN([.B71]))" office:value-type="string" office:string-value="" calcext:value-type="error" table:number-columns-spanned="3" table:number-rows-spanned="1">
            <text:p>#NAME?</text:p>
          </table:table-cell>
          <table:covered-table-cell table:number-columns-repeated="2" table:style-name="ce6"/>
          <table:table-cell table:style-name="ce2" table:number-columns-repeated="55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2" table:number-columns-repeated="60"/>
          <table:table-cell table:style-name="ce3"/>
          <table:table-cell table:style-name="ce25"/>
          <table:table-cell table:style-name="ce4" table:number-columns-repeated="58"/>
        </table:table-row>
        <table:table-row table:style-name="ro1" table:number-rows-repeated="3">
          <table:table-cell table:style-name="ce2" table:number-columns-repeated="60"/>
          <table:table-cell table:style-name="ce3"/>
          <table:table-cell table:style-name="ce25"/>
          <table:table-cell table:style-name="ce4" table:number-columns-repeated="58"/>
        </table:table-row>
        <table:table-row table:style-name="ro1">
          <table:table-cell table:style-name="ce3" table:number-columns-repeated="61"/>
          <table:table-cell table:style-name="ce25"/>
          <table:table-cell table:style-name="ce4" table:number-columns-repeated="58"/>
        </table:table-row>
        <table:table-row table:style-name="ro1" table:number-rows-repeated="10">
          <table:table-cell table:style-name="ce3" table:number-columns-repeated="61"/>
          <table:table-cell table:style-name="ce25"/>
          <table:table-cell table:style-name="ce4" table:number-columns-repeated="58"/>
        </table:table-row>
        <table:table-row table:style-name="ro1" table:number-rows-repeated="72">
          <table:table-cell table:style-name="ce4" table:number-columns-repeated="61"/>
          <table:table-cell table:style-name="ce25"/>
          <table:table-cell table:style-name="ce4" table:number-columns-repeated="58"/>
        </table:table-row>
        <table:table-row table:style-name="ro1" table:number-rows-repeated="11">
          <table:table-cell table:style-name="ce4" table:number-columns-repeated="61"/>
          <table:table-cell table:style-name="ce26"/>
          <table:table-cell table:style-name="ce4" table:number-columns-repeated="58"/>
        </table:table-row>
        <table:table-row table:style-name="ro1" table:number-rows-repeated="1530">
          <table:table-cell table:style-name="ce4" table:number-columns-repeated="61"/>
          <table:table-cell table:style-name="ce27"/>
          <table:table-cell table:style-name="ce4" table:number-columns-repeated="58"/>
        </table:table-row>
        <table:table-row table:style-name="ro1" table:number-rows-repeated="406">
          <table:table-cell table:style-name="ce4" table:number-columns-repeated="120"/>
        </table:table-row>
        <table:table-row table:style-name="ro2" table:number-rows-repeated="1046470">
          <table:table-cell table:number-columns-repeated="120"/>
        </table:table-row>
        <table:table-row table:style-name="ro2">
          <table:table-cell table:number-columns-repeated="120"/>
        </table:table-row>
        <calcext:conditional-formats>
          <calcext:conditional-format calcext:target-range-address="'template-dungeon'.A1:'template-dungeon'.BH75 'template-dungeon'.BJ5:'template-dungeon'.BJ169">
            <calcext:condition calcext:apply-style-name="ConditionalStyle_1" calcext:value="begins-with(&quot;1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" calcext:value="begins-with(&quot;2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" calcext:value="begins-with(&quot;3&quot;)" calcext:base-cell-address="'template-dungeon'.A1"/>
          </calcext:conditional-format>
          <calcext:conditional-format calcext:target-range-address="'template-dungeon'.A1:'template-dungeon'.BH75 'template-dungeon'.BJ5:'template-dungeon'.BJ1699">
            <calcext:condition calcext:apply-style-name="ConditionalStyle_4" calcext:value="begins-with(&quot;4&quot;)" calcext:base-cell-address="'template-dungeon'.A1"/>
          </calcext:conditional-format>
          <calcext:conditional-format calcext:target-range-address="'template-dungeon'.A1:'template-dungeon'.BH75 'template-dungeon'.BJ6:'template-dungeon'.BJ158">
            <calcext:condition calcext:apply-style-name="ConditionalStyle_5" calcext:value="begins-with(&quot;5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6" calcext:value="begins-with(&quot;6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7" calcext:value="begins-with(&quot;7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8" calcext:value="begins-with(&quot;8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9" calcext:value="begins-with(&quot;9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0" calcext:value="begins-with(&quot;a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1" calcext:value="begins-with(&quot;0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2" calcext:value="begins-with(&quot;a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3" calcext:value="begins-with(&quot;b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4" calcext:value="begins-with(&quot;c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5" calcext:value="begins-with(&quot;d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6" calcext:value="begins-with(&quot;e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7" calcext:value="begins-with(&quot;g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8" calcext:value="begins-with(&quot;f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19" calcext:value="begins-with(&quot;h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0" calcext:value="begins-with(&quot;i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1" calcext:value="begins-with(&quot;j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2" calcext:value="begins-with(&quot;k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3" calcext:value="begins-with(&quot;l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4" calcext:value="begins-with(&quot;m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5" calcext:value="begins-with(&quot;n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6" calcext:value="begins-with(&quot;o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7" calcext:value="begins-with(&quot;p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8" calcext:value="begins-with(&quot;q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29" calcext:value="begins-with(&quot;r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0" calcext:value="begins-with(&quot;s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1" calcext:value="begins-with(&quot;t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2" calcext:value="begins-with(&quot;u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3" calcext:value="begins-with(&quot;v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4" calcext:value="begins-with(&quot;w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5" calcext:value="begins-with(&quot;x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6" calcext:value="begins-with(&quot;y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7" calcext:value="begins-with(&quot;z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8" calcext:value="begins-with(&quot;!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39" calcext:value="begins-with(&quot;@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0" calcext:value="begins-with(&quot;&lt;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1" calcext:value="begins-with(&quot;.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2" calcext:value="begins-with(&quot;&gt;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3" calcext:value="begins-with(&quot;^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4" calcext:value="begins-with(&quot;&amp;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5" calcext:value="begins-with(&quot;*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6" calcext:value="begins-with(&quot;(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7" calcext:value="begins-with(&quot;)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8" calcext:value="begins-with(&quot;-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49" calcext:value="begins-with(&quot;[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0" calcext:value="begins-with(&quot;]&quot;)" calcext:base-cell-address="'template-dungeon'.A1"/>
          </calcext:conditional-format>
          <calcext:conditional-format calcext:target-range-address="'template-dungeon'.A1:'template-dungeon'.BH75 'template-dungeon'.BJ5:'template-dungeon'.BJ16">
            <calcext:condition calcext:apply-style-name="ConditionalStyle_51" calcext:value="begins-with(&quot;{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2" calcext:value="begins-with(&quot;}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3" calcext:value="begins-with(&quot;,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4" calcext:value="begins-with(&quot;|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5" calcext:value="begins-with(&quot;&quot;&quot;)" calcext:base-cell-address="'template-dungeon'.A1"/>
          </calcext:conditional-format>
          <calcext:conditional-format calcext:target-range-address="'template-dungeon'.A1:'template-dungeon'.BH75 'template-dungeon'.BJ5:'template-dungeon'.BJ169">
            <calcext:condition calcext:apply-style-name="ConditionalStyle_55" calcext:value="begins-with(&quot;&quot;&quot;)" calcext:base-cell-address="'template-dungeon'.A1"/>
          </calcext:conditional-format>
          <calcext:conditional-format calcext:target-range-address="'template-dungeon'.A1:'template-dungeon'.BH75 'template-dungeon'.BJ5:'template-dungeon'.BJ16">
            <calcext:condition calcext:apply-style-name="ConditionalStyle_56" calcext:value="begins-with(&quot;_&quot;)" calcext:base-cell-address="'template-dungeon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464646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858585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b5b5b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c1c1c1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cecece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dadada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e6e6e6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f2f2f2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cfe2f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000000"/>
      <style:text-properties fo:color="#666666"/>
    </style:style>
    <style:style style:name="ConditionalStyle_5f_12" style:display-name="ConditionalStyle_12" style:family="table-cell" style:parent-style-name="Default">
      <style:table-cell-properties fo:background-color="#cfe2f3"/>
    </style:style>
    <style:style style:name="ConditionalStyle_5f_13" style:display-name="ConditionalStyle_13" style:family="table-cell" style:parent-style-name="Default">
      <style:table-cell-properties fo:background-color="#9fc5e8"/>
    </style:style>
    <style:style style:name="ConditionalStyle_5f_14" style:display-name="ConditionalStyle_14" style:family="table-cell" style:parent-style-name="Default">
      <style:table-cell-properties fo:background-color="#6fa8dc"/>
    </style:style>
    <style:style style:name="ConditionalStyle_5f_15" style:display-name="ConditionalStyle_15" style:family="table-cell" style:parent-style-name="Default">
      <style:table-cell-properties fo:background-color="#3d85c6"/>
    </style:style>
    <style:style style:name="ConditionalStyle_5f_16" style:display-name="ConditionalStyle_16" style:family="table-cell" style:parent-style-name="Default">
      <style:table-cell-properties fo:background-color="#b6d7a8"/>
    </style:style>
    <style:style style:name="ConditionalStyle_5f_17" style:display-name="ConditionalStyle_17" style:family="table-cell" style:parent-style-name="Default">
      <style:table-cell-properties fo:background-color="#6aa84f"/>
    </style:style>
    <style:style style:name="ConditionalStyle_5f_18" style:display-name="ConditionalStyle_18" style:family="table-cell" style:parent-style-name="Default">
      <style:table-cell-properties fo:background-color="#93c47d"/>
    </style:style>
    <style:style style:name="ConditionalStyle_5f_19" style:display-name="ConditionalStyle_19" style:family="table-cell" style:parent-style-name="Default">
      <style:table-cell-properties fo:background-color="#38761d"/>
    </style:style>
    <style:style style:name="ConditionalStyle_5f_20" style:display-name="ConditionalStyle_20" style:family="table-cell" style:parent-style-name="Default">
      <style:table-cell-properties fo:background-color="#274e13"/>
      <style:text-properties fo:color="#ffffff"/>
    </style:style>
    <style:style style:name="ConditionalStyle_5f_21" style:display-name="ConditionalStyle_21" style:family="table-cell" style:parent-style-name="Default">
      <style:table-cell-properties fo:background-color="#18330b"/>
      <style:text-properties fo:color="#ffffff"/>
    </style:style>
    <style:style style:name="ConditionalStyle_5f_22" style:display-name="ConditionalStyle_22" style:family="table-cell" style:parent-style-name="Default">
      <style:table-cell-properties fo:background-color="#fff2cc"/>
    </style:style>
    <style:style style:name="ConditionalStyle_5f_23" style:display-name="ConditionalStyle_23" style:family="table-cell" style:parent-style-name="Default">
      <style:table-cell-properties fo:background-color="#ffe599"/>
    </style:style>
    <style:style style:name="ConditionalStyle_5f_24" style:display-name="ConditionalStyle_24" style:family="table-cell" style:parent-style-name="Default">
      <style:table-cell-properties fo:background-color="#ffd966"/>
    </style:style>
    <style:style style:name="ConditionalStyle_5f_25" style:display-name="ConditionalStyle_25" style:family="table-cell" style:parent-style-name="Default">
      <style:table-cell-properties fo:background-color="#f1c232"/>
    </style:style>
    <style:style style:name="ConditionalStyle_5f_26" style:display-name="ConditionalStyle_26" style:family="table-cell" style:parent-style-name="Default">
      <style:table-cell-properties fo:background-color="#bf9000"/>
    </style:style>
    <style:style style:name="ConditionalStyle_5f_27" style:display-name="ConditionalStyle_27" style:family="table-cell" style:parent-style-name="Default">
      <style:table-cell-properties fo:background-color="#7f6000"/>
    </style:style>
    <style:style style:name="ConditionalStyle_5f_28" style:display-name="ConditionalStyle_28" style:family="table-cell" style:parent-style-name="Default">
      <style:table-cell-properties fo:background-color="#7f5100"/>
    </style:style>
    <style:style style:name="ConditionalStyle_5f_29" style:display-name="ConditionalStyle_29" style:family="table-cell" style:parent-style-name="Default">
      <style:table-cell-properties fo:background-color="#7f3c00"/>
    </style:style>
    <style:style style:name="ConditionalStyle_5f_30" style:display-name="ConditionalStyle_30" style:family="table-cell" style:parent-style-name="Default">
      <style:table-cell-properties fo:background-color="#b69675"/>
    </style:style>
    <style:style style:name="ConditionalStyle_5f_31" style:display-name="ConditionalStyle_31" style:family="table-cell" style:parent-style-name="Default">
      <style:table-cell-properties fo:background-color="#caa472"/>
    </style:style>
    <style:style style:name="ConditionalStyle_5f_32" style:display-name="ConditionalStyle_32" style:family="table-cell" style:parent-style-name="Default">
      <style:table-cell-properties fo:background-color="#ead1dc"/>
    </style:style>
    <style:style style:name="ConditionalStyle_5f_33" style:display-name="ConditionalStyle_33" style:family="table-cell" style:parent-style-name="Default">
      <style:table-cell-properties fo:background-color="#d5a6bd"/>
    </style:style>
    <style:style style:name="ConditionalStyle_5f_34" style:display-name="ConditionalStyle_34" style:family="table-cell" style:parent-style-name="Default">
      <style:table-cell-properties fo:background-color="#c27ba0"/>
    </style:style>
    <style:style style:name="ConditionalStyle_5f_35" style:display-name="ConditionalStyle_35" style:family="table-cell" style:parent-style-name="Default">
      <style:table-cell-properties fo:background-color="#a64d79"/>
    </style:style>
    <style:style style:name="ConditionalStyle_5f_36" style:display-name="ConditionalStyle_36" style:family="table-cell" style:parent-style-name="Default">
      <style:table-cell-properties fo:background-color="#741b47"/>
      <style:text-properties fo:color="#ffffff"/>
    </style:style>
    <style:style style:name="ConditionalStyle_5f_37" style:display-name="ConditionalStyle_37" style:family="table-cell" style:parent-style-name="Default">
      <style:table-cell-properties fo:background-color="#4c1130"/>
      <style:text-properties fo:color="#ffffff"/>
    </style:style>
    <style:style style:name="ConditionalStyle_5f_38" style:display-name="ConditionalStyle_38" style:family="table-cell" style:parent-style-name="Default">
      <style:table-cell-properties fo:background-color="#f4cccc"/>
      <style:text-properties fo:color="#434343"/>
    </style:style>
    <style:style style:name="ConditionalStyle_5f_39" style:display-name="ConditionalStyle_39" style:family="table-cell" style:parent-style-name="Default">
      <style:table-cell-properties fo:background-color="#ea9999"/>
      <style:text-properties fo:color="#434343"/>
    </style:style>
    <style:style style:name="ConditionalStyle_5f_40" style:display-name="ConditionalStyle_40" style:family="table-cell" style:parent-style-name="Default">
      <style:table-cell-properties fo:background-color="#e06666"/>
      <style:text-properties fo:color="#434343"/>
    </style:style>
    <style:style style:name="ConditionalStyle_5f_41" style:display-name="ConditionalStyle_41" style:family="table-cell" style:parent-style-name="Default">
      <style:table-cell-properties fo:background-color="#cc0000"/>
      <style:text-properties fo:color="#434343"/>
    </style:style>
    <style:style style:name="ConditionalStyle_5f_42" style:display-name="ConditionalStyle_42" style:family="table-cell" style:parent-style-name="Default">
      <style:table-cell-properties fo:background-color="#990000"/>
      <style:text-properties fo:color="#ffffff"/>
    </style:style>
    <style:style style:name="ConditionalStyle_5f_43" style:display-name="ConditionalStyle_43" style:family="table-cell" style:parent-style-name="Default">
      <style:table-cell-properties fo:background-color="#660000"/>
      <style:text-properties fo:color="#ffffff"/>
    </style:style>
    <style:style style:name="ConditionalStyle_5f_44" style:display-name="ConditionalStyle_44" style:family="table-cell" style:parent-style-name="Default">
      <style:table-cell-properties fo:background-color="#d9d2e9"/>
      <style:text-properties fo:color="#000000"/>
    </style:style>
    <style:style style:name="ConditionalStyle_5f_45" style:display-name="ConditionalStyle_45" style:family="table-cell" style:parent-style-name="Default">
      <style:table-cell-properties fo:background-color="#b4a7d6"/>
      <style:text-properties fo:color="#000000"/>
    </style:style>
    <style:style style:name="ConditionalStyle_5f_46" style:display-name="ConditionalStyle_46" style:family="table-cell" style:parent-style-name="Default">
      <style:table-cell-properties fo:background-color="#8e7cc3"/>
      <style:text-properties fo:color="#cccccc"/>
    </style:style>
    <style:style style:name="ConditionalStyle_5f_47" style:display-name="ConditionalStyle_47" style:family="table-cell" style:parent-style-name="Default">
      <style:table-cell-properties fo:background-color="#674ea7"/>
      <style:text-properties fo:color="#cccccc"/>
    </style:style>
    <style:style style:name="ConditionalStyle_5f_48" style:display-name="ConditionalStyle_48" style:family="table-cell" style:parent-style-name="Default">
      <style:table-cell-properties fo:background-color="#351c75"/>
      <style:text-properties fo:color="#cccccc"/>
    </style:style>
    <style:style style:name="ConditionalStyle_5f_49" style:display-name="ConditionalStyle_49" style:family="table-cell" style:parent-style-name="Default">
      <style:table-cell-properties fo:background-color="#20124d"/>
      <style:text-properties fo:color="#cccccc"/>
    </style:style>
    <style:style style:name="ConditionalStyle_5f_50" style:display-name="ConditionalStyle_50" style:family="table-cell" style:parent-style-name="Default">
      <style:table-cell-properties fo:background-color="#c9daf8"/>
      <style:text-properties fo:color="#000000"/>
    </style:style>
    <style:style style:name="ConditionalStyle_5f_51" style:display-name="ConditionalStyle_51" style:family="table-cell" style:parent-style-name="Default">
      <style:table-cell-properties fo:background-color="#a4c2f4"/>
      <style:text-properties fo:color="#000000"/>
    </style:style>
    <style:style style:name="ConditionalStyle_5f_52" style:display-name="ConditionalStyle_52" style:family="table-cell" style:parent-style-name="Default">
      <style:table-cell-properties fo:background-color="#6d9eeb"/>
      <style:text-properties fo:color="#000000"/>
    </style:style>
    <style:style style:name="ConditionalStyle_5f_53" style:display-name="ConditionalStyle_53" style:family="table-cell" style:parent-style-name="Default">
      <style:table-cell-properties fo:background-color="#3c78d8"/>
      <style:text-properties fo:color="#cccccc"/>
    </style:style>
    <style:style style:name="ConditionalStyle_5f_54" style:display-name="ConditionalStyle_54" style:family="table-cell" style:parent-style-name="Default">
      <style:table-cell-properties fo:background-color="#1155cc"/>
      <style:text-properties fo:color="#cccccc"/>
    </style:style>
    <style:style style:name="ConditionalStyle_5f_55" style:display-name="ConditionalStyle_55" style:family="table-cell" style:parent-style-name="Default">
      <style:table-cell-properties fo:background-color="#1c4587"/>
      <style:text-properties fo:color="#cccccc"/>
    </style:style>
    <style:style style:name="ConditionalStyle_5f_56" style:display-name="ConditionalStyle_56" style:family="table-cell" style:parent-style-name="Default">
      <style:table-cell-properties fo:background-color="#073763"/>
      <style:text-properties fo: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cathedral-mini" style:display-name="PageStyle_Copy of cathedral-mi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-dungeon" style:display-name="PageStyle_template-dunge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hedral-mini" style:display-name="PageStyle_cathedral-mi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house" style:display-name="PageStyle_greenhou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17:45:57.043477746</dc:date>
    <meta:editing-duration>PT59S</meta:editing-duration>
    <meta:editing-cycles>1</meta:editing-cycles>
    <meta:document-statistic meta:table-count="1" meta:cell-count="3750" meta:object-count="0"/>
    <meta:generator>LibreOffice/7.0.3.1$Linux_X86_64 LibreOffice_project/00$Build-1</meta:generator>
  </office:meta>
</office:document-meta>
</file>